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fo:min-height="5.908cm"/>
      <style:paragraph-properties style:writing-mode="lr-tb"/>
    </style:style>
    <style:style style:name="pr2" style:family="presentation" style:parent-style-name="Impress1-subtitle">
      <style:graphic-properties draw:fill-color="#ffffff" fo:min-height="9.52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title">
      <style:graphic-properties draw:auto-grow-height="true" fo:min-height="2.63cm"/>
      <style:paragraph-properties style:writing-mode="lr-tb"/>
    </style:style>
    <style:style style:name="pr7" style:family="presentation" style:parent-style-name="Impress1-title">
      <style:graphic-properties draw:auto-grow-height="true" fo:min-height="3.625cm"/>
      <style:paragraph-properties style:writing-mode="lr-tb"/>
    </style:style>
    <style:style style:name="pr8" style:family="presentation" style:parent-style-name="Impress1-title">
      <style:graphic-properties fo:min-height="4.07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.498cm" fo:text-indent="0cm"/>
    </style:style>
    <style:style style:name="P8" style:family="paragraph">
      <style:paragraph-properties style:writing-mode="lr-tb"/>
      <style:text-properties fo:font-size="12pt"/>
    </style:style>
    <style:style style:name="P9" style:family="paragraph">
      <style:paragraph-properties fo:margin-left="0cm" fo:margin-right="0cm" fo:margin-top="0cm" fo:margin-bottom="0.373cm" fo:text-indent="0cm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28pt" fo:font-style="italic" fo:font-weight="bold" style:font-size-asian="18pt" style:font-size-complex="18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24pt" fo:font-style="normal" fo:font-weight="normal" style:font-size-asian="18pt" style:font-size-complex="18pt"/>
    </style:style>
    <style:style style:name="T9" style:family="text">
      <style:text-properties fo:font-size="24pt" fo:font-style="italic" fo:font-weight="bold" style:font-size-asian="18pt" style:font-size-complex="18pt"/>
    </style:style>
    <style:style style:name="T10" style:family="text">
      <style:text-properties fo:color="#333333" style:text-outline="false" style:text-line-through-style="none" style:text-line-through-type="none" style:font-name="Noto Sans Regular4" fo:font-size="24pt" fo:font-style="italic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11" style:family="text">
      <style:text-properties fo:font-size="2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108cm" svg:y="0.762cm" presentation:class="title" presentation:user-transformed="true">
          <draw:text-box>
            <text:p>Create your CentOS homelab in an hour.<text:line-break/></text:p>
          </draw:text-box>
        </draw:frame>
        <draw:frame presentation:style-name="pr2" draw:text-style-name="P2" draw:layer="layout" svg:width="23.8cm" svg:height="9.52cm" svg:x="2.2cm" svg:y="4.826cm" presentation:class="subtitle" presentation:user-transformed="true">
          <draw:text-box>
            <text:p><text:span text:style-name="T1">Slides available at </text:span></text:p>
            <text:p><text:span text:style-name="T1">github.com/murphnj/hourlab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Who is this?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ob Murphy</text:p>
                <text:list>
                  <text:list-item>
                    <text:p>Linux Sysadmin</text:p>
                  </text:list-item>
                  <text:list-item>
                    <text:p>Current RHCE</text:p>
                  </text:list-item>
                  <text:list-item>
                    <text:p>Long time on and off TCF attendee and exhibitor. </text:p>
                  </text:list-item>
                  <text:list-item>
                    <text:p>Contact</text:p>
                    <text:list>
                      <text:list-item>
                        <text:p><text:a xlink:href="mailto:murph@member.fsf.org" xlink:type="simple">murph@member.fsf.org</text:a></text:p>
                      </text:list-item>
                      <text:list-item>
                        <text:p>Fediverse: <text:s/>@murph@fosstodon.org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Why set up a homelab like this?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header>
                <text:p/>
                <text:list>
                  <text:list-item>
                    <text:p>Allows easy setup and rebuilding</text:p>
                    <text:p/>
                  </text:list-item>
                  <text:list-item>
                    <text:p>Stability in versions of OS</text:p>
                    <text:p/>
                  </text:list-item>
                  <text:list-item>
                    <text:p>No network needed for installing new packages.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129cm" presentation:class="title" presentation:user-transformed="true">
          <draw:text-box>
            <text:p>What is required:<text:line-break/></text:p>
          </draw:text-box>
        </draw:frame>
        <draw:frame presentation:style-name="pr5" draw:text-style-name="P5" draw:layer="layout" svg:width="24cm" svg:height="9.135cm" svg:x="2cm" svg:y="4.5cm" presentation:class="outline" presentation:user-transformed="true">
          <draw:text-box>
            <text:list text:style-name="L2">
              <text:list-item>
                <text:p><text:span text:style-name="T2">A downloaded .iso file of the distro that you want to run your lab on (RedHat, CentOS, Scientific or a related version)</text:span></text:p>
              </text:list-item>
              <text:list-item>
                <text:p><text:span text:style-name="T2">A host computer with virtualization software loaded.:</text:span></text:p>
              </text:list-item>
              <text:list-item>
                <text:p><text:span text:style-name="T2">My example will use Ubuntu MATE for the host, and KVM for the virtualization software. <text:s/></text:span></text:p>
              </text:list-item>
              <text:list-item>
                <text:p><text:span text:style-name="T2">CentOS would work basically the same.</text:span></text:p>
              </text:list-item>
              <text:list-item>
                <text:p><text:span text:style-name="T2">Other computers such as Windows or Mac would be OK, but you will have to change a few of the implementation details to suit your platfo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4.078cm" svg:x="2cm" svg:y="-0.096cm" presentation:class="title" presentation:user-transformed="true">
          <draw:text-box>
            <text:p>First, we'll create our local repository VM.<text:line-break/>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Start virt-manager, and select a new VM.</text:p>
              </text:list-item>
              <text:list-item>
                <text:p>Select "Local install media" and Press "Forward"</text:p>
              </text:list-item>
              <text:list-item>
                <text:p>Select "Use ISO image" and browse. <text:s/></text:p>
              </text:list-item>
              <text:list-item>
                <text:p>At the "Choose local Storage Volume" select "Browse local" and navigate to the .iso for your distro.</text:p>
              </text:list-item>
              <text:list-item>
                <text:p>Select "Forward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VM details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Choose your memory and CPU options, 1G and 1 cpu is fine for the repo, less may even work. Select Forward</text:p>
              </text:list-item>
              <text:list-item>
                <text:p>For the Disk image, I'd recommend about 16G, so that you have room for the files. Select forward</text:p>
              </text:list-item>
              <text:list-item>
                <text:p>Then name your VM, something that will show you that it is the repo. Press fini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Now, install the repo OS</text:p>
          </draw:text-box>
        </draw:frame>
        <draw:frame presentation:style-name="pr5" draw:text-style-name="P6" draw:layer="layout" svg:width="24cm" svg:height="9.135cm" svg:x="2cm" svg:y="4.5cm" presentation:class="outline" presentation:user-transformed="true">
          <draw:text-box>
            <text:list text:style-name="L2">
              <text:list-item>
                <text:p>Select Install CentOS.</text:p>
              </text:list-item>
              <text:list-item>
                <text:p>Select your language and continue</text:p>
              </text:list-item>
              <text:list-item>
                <text:p>Select installation destination, allow the installer to do Automatic installation, and click done in the upper left hand corner.</text:p>
              </text:list-item>
              <text:list-item>
                <text:p>Under Software installation, select “Server” or "infrastructure server" <text:s/>and be sure to select the "FTP server" checkbox, and click "done"</text:p>
              </text:list-item>
              <text:list-item>
                <text:p>"Network and host name" , make sure that ethernet is enab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ontinue installing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 text:style-name="P7">Click “Begin Installation”</text:p>
              </text:list-item>
              <text:list-item>
                <text:p text:style-name="P7">You have an opportunity to create accounts and passwords for root, and a user account, this is a good opportunity to do so.</text:p>
              </text:list-item>
              <text:list-item>
                <text:p text:style-name="P7">Now we wait (5 minutes or so.)</text:p>
              </text:list-item>
              <text:list-item>
                <text:p text:style-name="P7">When it is finished, select Reboot</text:p>
              </text:list-item>
              <text:list-item>
                <text:p text:style-name="P7">When it reboots, log in with the root account that you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What we’re doing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Create new repo server</text:p>
                <text:list>
                  <text:list-item>
                    <text:p>Start and enable FTP service</text:p>
                  </text:list-item>
                  <text:list-item>
                    <text:p>Open firewall port for ftp</text:p>
                  </text:list-item>
                  <text:list-item>
                    <text:p>Copy files from .iso file to server</text:p>
                  </text:list-item>
                  <text:list-item>
                    <text:p>Create repo file to tell OS to use ftp for getting updates and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Setting up your ftp server</text:p>
          </draw:text-box>
        </draw:frame>
        <draw:frame presentation:style-name="pr5" draw:text-style-name="P5" draw:layer="layout" svg:width="24cm" svg:height="12.691cm" svg:x="1.146cm" svg:y="2.803cm" presentation:class="outline" presentation:user-transformed="true">
          <draw:text-box>
            <text:list text:style-name="L2">
              <text:list-item>
                <text:p><text:span text:style-name="T2">Enable anon access: &lt;edit&gt; </text:span><text:span text:style-name="T3">etc/</text:span><text:span text:style-name="T2">vsftpd/vsftpd.conf</text:span></text:p>
                <text:p><text:span text:style-name="T2">anonymous_enable=YES (or just comment it out)</text:span></text:p>
              </text:list-item>
              <text:list-item>
                <text:p><text:span text:style-name="T2">Start the ftp server : </text:span><text:span text:style-name="T2"><text:tab/></text:span><text:span text:style-name="T2"><text:tab/></text:span><text:span text:style-name="T2">systemctl start vsftpd</text:span></text:p>
              </text:list-item>
              <text:list-item>
                <text:p><text:span text:style-name="T2">Enable it for next time :</text:span><text:span text:style-name="T2"><text:tab/></text:span><text:span text:style-name="T2"><text:tab/></text:span><text:span text:style-name="T2">systemctl enable vsftpd</text:span></text:p>
              </text:list-item>
              <text:list-item>
                <text:p><text:span text:style-name="T2">Check it 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ystemctl status vsftpd</text:span></text:p>
              </text:list-item>
              <text:list-item>
                <text:p><text:span text:style-name="T2">Set firewall :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irewall-cmd --add-service=ftp --permanent</text:span></text:p>
              </text:list-item>
              <text:list-item>
                <text:p><text:span text:style-name="T2">Enable firewall changes :</text:span><text:span text:style-name="T2"><text:tab/></text:span><text:span text:style-name="T2">firewall-cmd <text:s/>--reload</text:span></text:p>
              </text:list-item>
              <text:list-item>
                <text:p><text:span text:style-name="T2">Get your IP address:</text:span><text:span text:style-name="T2"><text:tab/></text:span><text:span text:style-name="T2"><text:tab/></text:span><text:span text:style-name="T2"><text:tab/></text:span><text:span text:style-name="T2">ip a</text:span></text:p>
                <text:p><text:span text:style-name="T2">(We will need it in a few minut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opy files for repo </text:p>
          </draw:text-box>
        </draw:frame>
        <draw:frame presentation:style-name="pr5" draw:text-style-name="P1" draw:layer="layout" svg:width="24cm" svg:height="9.135cm" svg:x="2cm" svg:y="4.6cm" presentation:class="outline" presentation:user-transformed="true">
          <draw:text-box>
            <text:list text:style-name="L2">
              <text:list-item>
                <text:p>Go to "View-&gt;details" select ide cdrom1 - click connect - browse (just like the initial iso selection) click OK</text:p>
              </text:list-item>
              <text:list-item>
                <text:p>Go to "View-&gt;console" to go back to your VM.</text:p>
              </text:list-item>
              <text:list-item>
                <text:p>mkdir /root/temp ; mount <text:s/>/dev/cdrom /root/temp; </text:p>
              </text:list-item>
              <text:list-item>
                <text:p>rsync -avhP /root/temp/ /var/ftp/pub/</text:p>
              </text:list-item>
              <text:list-item>
                <text:p>We wai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reate the local repo (RHEL 8)</text:p>
          </draw:text-box>
        </draw:frame>
        <draw:frame presentation:style-name="pr5" draw:text-style-name="P8" draw:layer="layout" svg:width="26.416cm" svg:height="12.7cm" svg:x="0.254cm" svg:y="3.048cm" presentation:class="outline" presentation:user-transformed="true">
          <draw:text-box>
            <text:list text:style-name="L2">
              <text:list-item>
                <text:p><text:span text:style-name="T4">cd /etc/yum.repos.d ; mv * ~ ; </text:span></text:p>
              </text:list-item>
              <text:list-item>
                <text:p><text:span text:style-name="T4">&lt;edit&gt; network.repo</text:span></text:p>
                <text:list>
                  <text:list-item>
                    <text:p><text:span text:style-name="T5">[BaseOS]</text:span></text:p>
                  </text:list-item>
                  <text:list-item>
                    <text:p><text:span text:style-name="T5">name=BaseOS</text:span></text:p>
                  </text:list-item>
                  <text:list-item>
                    <text:p><text:span text:style-name="T5">baseurl=ftp://192.168.122.&lt;your ip&gt;/pub/BaseOS</text:span></text:p>
                  </text:list-item>
                  <text:list-item>
                    <text:p><text:span text:style-name="T5">gpgcheck=0</text:span></text:p>
                  </text:list-item>
                  <text:list-item>
                    <text:p><text:span text:style-name="T5">[AppStream]</text:span></text:p>
                  </text:list-item>
                  <text:list-item>
                    <text:p><text:span text:style-name="T5">name=AppStream</text:span></text:p>
                  </text:list-item>
                  <text:list-item>
                    <text:p><text:span text:style-name="T5">baseurl=ftp://192.168.122.&lt;your ip&gt;/pub/AppStream</text:span></text:p>
                  </text:list-item>
                  <text:list-item>
                    <text:p><text:span text:style-name="T5">Gpgcheck=0</text:span></text:p>
                  </text:list-item>
                </text:list>
              </text:list-item>
              <text:list-item>
                <text:p><text:span text:style-name="T4">save and quit</text:span></text:p>
              </text:list-item>
              <text:list-item>
                <text:p><text:span text:style-name="T4">Yum clean all ; yum install m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Create the local repo (RHEL 7)</text:p>
          </draw:text-box>
        </draw:frame>
        <draw:frame presentation:style-name="pr5" draw:text-style-name="P1" draw:layer="layout" svg:width="24.254cm" svg:height="9.707cm" svg:x="1.908cm" svg:y="4.2cm" presentation:class="outline" presentation:user-transformed="true">
          <draw:text-box>
            <text:list text:style-name="L2">
              <text:list-item>
                <text:p>cd /etc/yum.repos.d ; mv * ~</text:p>
              </text:list-item>
              <text:list-item>
                <text:p>&lt;edit&gt; network.repo</text:p>
              </text:list-item>
              <text:list-item>
                <text:p><text:span text:style-name="T6">[network]</text:span></text:p>
              </text:list-item>
              <text:list-item>
                <text:p><text:span text:style-name="T6">name=network</text:span></text:p>
              </text:list-item>
              <text:list-item>
                <text:p><text:span text:style-name="T6">baseurl=ftp://192.168.122.&lt;your ip&gt;/pub</text:span></text:p>
              </text:list-item>
              <text:list-item>
                <text:p><text:span text:style-name="T6">gpgcheck=0</text:span></text:p>
              </text:list-item>
              <text:list-item>
                <text:p>save and quit</text:p>
              </text:list-item>
              <text:list-item>
                <text:p>Yum clean all ; yum install ftp ; ftp localh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Repo done ; new VM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2">
              <text:list-item>
                <text:p><text:span text:style-name="T7">Go back to the Virtual machine manager:</text:span></text:p>
              </text:list-item>
              <text:list-item>
                <text:p><text:span text:style-name="T7">Select a new VM as before, but we can do a minimal install.</text:span></text:p>
              </text:list-item>
              <text:list-item>
                <text:p><text:span text:style-name="T7">Use the same CD images as before.</text:span></text:p>
              </text:list-item>
              <text:list-item>
                <text:p><text:span text:style-name="T7">Memory, cpus, and disk to taste, forward, forward , Name the VM, and Finish</text:span></text:p>
              </text:list-item>
              <text:list-item>
                <text:p><text:span text:style-name="T7">Time for questions.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Make new VM use repo<text:tab/></text:p>
          </draw:text-box>
        </draw:frame>
        <draw:frame presentation:style-name="pr5" draw:text-style-name="P1" draw:layer="layout" svg:width="24cm" svg:height="11.792cm" svg:x="1.908cm" svg:y="3.257cm" presentation:class="outline" presentation:user-transformed="true">
          <draw:text-box>
            <text:list text:style-name="L2">
              <text:list-item>
                <text:p>We can copy the repo file from our server, to use here.</text:p>
              </text:list-item>
              <text:list-item>
                <text:p><text:span text:style-name="T8">scp <text:s/></text:span><text:span text:style-name="T8"><text:a xlink:href="mailto:root@192.168.122" xlink:type="simple">root@192.168.122</text:a></text:span><text:span text:style-name="T8">.&lt;repo ip&gt;:/etc/yum.repos.d/network.repo /etc/yum.repos.d/</text:span></text:p>
              </text:list-item>
              <text:list-item>
                <text:p><text:span text:style-name="T9">or, recreate it: (repeat for AppStream)</text:span></text:p>
              </text:list-item>
              <text:list-item>
                <text:p><text:span text:style-name="T10">[</text:span><text:span text:style-name="T9">BaseOS]</text:span></text:p>
              </text:list-item>
              <text:list-item>
                <text:p text:style-name="P9"><text:span text:style-name="T10">name=</text:span><text:span text:style-name="T9">BaseOS</text:span></text:p>
              </text:list-item>
              <text:list-item>
                <text:p text:style-name="P9"><text:span text:style-name="T9">baseurl=ftp://192.168.122.&lt;ip&gt;/pub/BaseOS</text:span></text:p>
              </text:list-item>
              <text:list-item>
                <text:p><text:span text:style-name="T9">Gpgcheck=0</text:span></text:p>
              </text:list-item>
              <text:list-item>
                <text:p><text:span text:style-name="T11">yum clean all ; yum install mc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Success!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We now have a complete, self contained Linux network, with local repositories, so that we can install software without a network connection.</text:p>
              </text:list-item>
              <text:list-item>
                <text:p>All new VMs will now get new software from our local repo, not the repositories on the internet, so all versions will stay in syn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Questions<text:tab/><text:tab/>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Slides available at github.com/murphnj/hourlab</text:p>
              </text:list-item>
              <text:list-item>
                <text:p>Contact me at: <text:s/></text:p>
              </text:list-item>
              <text:list-item>
                <text:p><text:a xlink:href="mailto:murph@member.fsf.org" xlink:type="simple">murph@member.fsf.org</text:a><text:s/>&lt;email&gt;</text:p>
              </text:list-item>
              <text:list-item>
                <text:p>fosstodon.org/@murph &lt;fedivers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2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4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5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5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20:39:01.947766041</meta:creation-date>
    <meta:editing-duration>PT17H14M32S</meta:editing-duration>
    <meta:editing-cycles>29</meta:editing-cycles>
    <meta:generator>LibreOffice/6.4.6.2$Linux_X86_64 LibreOffice_project/40$Build-2</meta:generator>
    <dc:title>Impress</dc:title>
    <dc:date>2021-03-17T20:44:26.648050982</dc:date>
    <meta:document-statistic meta:object-count="102"/>
  </office:meta>
</office:document-meta>
</file>